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7.011cm" style:rel-column-width="27008*"/>
    </style:style>
    <style:style style:name="Tableau2.B" style:family="table-column">
      <style:table-column-properties style:column-width="10.001cm" style:rel-column-width="3852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7.011cm" style:rel-column-width="27008*"/>
    </style:style>
    <style:style style:name="Tableau1.B" style:family="table-column">
      <style:table-column-properties style:column-width="10.001cm" style:rel-column-width="3852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7.011cm" style:rel-column-width="27008*"/>
    </style:style>
    <style:style style:name="Tableau3.B" style:family="table-column">
      <style:table-column-properties style:column-width="10.001cm" style:rel-column-width="3852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7.011cm" style:rel-column-width="27008*"/>
    </style:style>
    <style:style style:name="Tableau5.B" style:family="table-column">
      <style:table-column-properties style:column-width="10.001cm" style:rel-column-width="38527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7.011cm" style:rel-column-width="27008*"/>
    </style:style>
    <style:style style:name="Tableau4.B" style:family="table-column">
      <style:table-column-properties style:column-width="10.001cm" style:rel-column-width="3852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7.011cm" style:rel-column-width="27008*"/>
    </style:style>
    <style:style style:name="Tableau6.B" style:family="table-column">
      <style:table-column-properties style:column-width="10.001cm" style:rel-column-width="38527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officeooo:paragraph-rsid="00146565"/>
    </style:style>
    <style:style style:name="P2" style:family="paragraph" style:parent-style-name="Table_20_Contents">
      <style:text-properties officeooo:paragraph-rsid="001729e9"/>
    </style:style>
    <style:style style:name="P3" style:family="paragraph" style:parent-style-name="Text_20_body">
      <style:text-properties officeooo:paragraph-rsid="0011eb25"/>
    </style:style>
    <style:style style:name="P4" style:family="paragraph" style:parent-style-name="Text_20_body">
      <style:text-properties officeooo:paragraph-rsid="001270d5"/>
    </style:style>
    <style:style style:name="P5" style:family="paragraph" style:parent-style-name="Text_20_body">
      <style:text-properties officeooo:paragraph-rsid="0013cbb9"/>
    </style:style>
    <style:style style:name="P6" style:family="paragraph" style:parent-style-name="Text_20_body">
      <style:text-properties officeooo:rsid="000ff108" officeooo:paragraph-rsid="000ff108"/>
    </style:style>
    <style:style style:name="P7" style:family="paragraph" style:parent-style-name="Text_20_body">
      <style:text-properties officeooo:rsid="000ff108" officeooo:paragraph-rsid="00146565"/>
    </style:style>
    <style:style style:name="P8" style:family="paragraph" style:parent-style-name="Text_20_body">
      <style:text-properties officeooo:rsid="00183356" officeooo:paragraph-rsid="00183356"/>
    </style:style>
    <style:style style:name="P9" style:family="paragraph" style:parent-style-name="Text_20_body">
      <style:text-properties officeooo:rsid="00146565" officeooo:paragraph-rsid="00146565"/>
    </style:style>
    <style:style style:name="P10" style:family="paragraph" style:parent-style-name="Text_20_body">
      <style:text-properties style:text-underline-style="solid" style:text-underline-width="auto" style:text-underline-color="font-color" officeooo:rsid="001729e9" officeooo:paragraph-rsid="001729e9"/>
    </style:style>
    <style:style style:name="P11" style:family="paragraph" style:parent-style-name="Heading_20_2">
      <style:text-properties officeooo:paragraph-rsid="000e8019"/>
    </style:style>
    <style:style style:name="P12" style:family="paragraph" style:parent-style-name="Heading_20_3">
      <style:text-properties officeooo:paragraph-rsid="000e8019"/>
    </style:style>
    <style:style style:name="P13" style:family="paragraph" style:parent-style-name="Heading_20_3">
      <style:text-properties officeooo:rsid="0013ae74"/>
    </style:style>
    <style:style style:name="P14" style:family="paragraph" style:parent-style-name="Heading_20_3">
      <style:text-properties officeooo:rsid="000e8019"/>
    </style:style>
    <style:style style:name="P15" style:family="paragraph" style:parent-style-name="Heading_20_3">
      <style:text-properties officeooo:paragraph-rsid="00146565"/>
    </style:style>
    <style:style style:name="P16" style:family="paragraph" style:parent-style-name="Heading_20_3">
      <style:text-properties officeooo:rsid="00146565"/>
    </style:style>
    <style:style style:name="P17" style:family="paragraph" style:parent-style-name="Table_20_Contents">
      <style:text-properties officeooo:rsid="000ff108" officeooo:paragraph-rsid="0011eb25"/>
    </style:style>
    <style:style style:name="P18" style:family="paragraph" style:parent-style-name="Table_20_Contents">
      <style:text-properties officeooo:rsid="000ff108" officeooo:paragraph-rsid="000ff108"/>
    </style:style>
    <style:style style:name="P19" style:family="paragraph" style:parent-style-name="Table_20_Contents">
      <style:text-properties officeooo:rsid="000ff108" officeooo:paragraph-rsid="0013cbb9"/>
    </style:style>
    <style:style style:name="P20" style:family="paragraph" style:parent-style-name="Table_20_Contents">
      <style:text-properties officeooo:rsid="000ff108" officeooo:paragraph-rsid="00146565"/>
    </style:style>
    <style:style style:name="P21" style:family="paragraph" style:parent-style-name="Table_20_Contents">
      <style:text-properties officeooo:rsid="0011eb25" officeooo:paragraph-rsid="0011eb25"/>
    </style:style>
    <style:style style:name="P22" style:family="paragraph" style:parent-style-name="Table_20_Contents">
      <style:text-properties officeooo:rsid="00183356" officeooo:paragraph-rsid="00183356"/>
    </style:style>
    <style:style style:name="P23" style:family="paragraph" style:parent-style-name="Table_20_Contents">
      <style:text-properties officeooo:rsid="0013cbb9" officeooo:paragraph-rsid="0013cbb9"/>
    </style:style>
    <style:style style:name="P24" style:family="paragraph" style:parent-style-name="Table_20_Contents">
      <style:text-properties officeooo:rsid="00146565" officeooo:paragraph-rsid="00146565"/>
    </style:style>
    <style:style style:name="T1" style:family="text">
      <style:text-properties officeooo:rsid="000e8019"/>
    </style:style>
    <style:style style:name="T2" style:family="text">
      <style:text-properties officeooo:rsid="000ff108"/>
    </style:style>
    <style:style style:name="T3" style:family="text">
      <style:text-properties officeooo:rsid="0011eb25"/>
    </style:style>
    <style:style style:name="T4" style:family="text">
      <style:text-properties officeooo:rsid="001270d5"/>
    </style:style>
    <style:style style:name="T5" style:family="text">
      <style:text-properties officeooo:rsid="0013cbb9"/>
    </style:style>
    <style:style style:name="T6" style:family="text">
      <style:text-properties style:text-underline-style="solid" style:text-underline-width="auto" style:text-underline-color="font-color" officeooo:rsid="0013cbb9"/>
    </style:style>
    <style:style style:name="T7" style:family="text">
      <style:text-properties style:text-underline-style="solid" style:text-underline-width="auto" style:text-underline-color="font-color" officeooo:rsid="001729e9"/>
    </style:style>
    <style:style style:name="T8" style:family="text">
      <style:text-properties officeooo:rsid="00146565"/>
    </style:style>
    <style:style style:name="T9" style:family="text">
      <style:text-properties officeooo:rsid="001729e9"/>
    </style:style>
    <style:style style:name="T10" style:family="text">
      <style:text-properties officeooo:rsid="001965b3"/>
    </style:style>
    <style:style style:name="T11" style:family="text">
      <style:text-properties officeooo:rsid="001c5e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bookmark-start text:name="bases_de_donnees_postgresql"/><text:span text:style-name="T1">M</text:span><text:bookmark-end text:name="bases_de_donnees_postgresql"/><text:span text:style-name="T1">éthodes et fonctions déprécié</text:span><text:span text:style-name="T11">e</text:span><text:span text:style-name="T1">s</text:span></text:h>
      <text:h text:style-name="P12" text:outline-level="3"><text:bookmark-start text:name="tables_de_la_base_anakeen"/><text:span text:style-name="T1">R</text:span><text:bookmark-end text:name="tables_de_la_base_anakeen"/><text:span text:style-name="T1">echerches</text:span></text:h>
      <text:p text:style-name="P4"><text:span text:style-name="T4">La fonction getChildDoc est déprécié</text:span><text:span text:style-name="T10">e</text:span><text:span text:style-name="T4"> au vu des trop nombreux paramètres et doit être remplacée par l'usage de la classe SearchDoc.</text:span></text:p>
      <text:h text:style-name="P13" text:outline-level="3">Classe SearchDoc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7">Méthode dépréciée</text:p>
          </table:table-cell>
          <table:table-cell table:style-name="Tableau2.B1" office:value-type="string">
            <text:p text:style-name="P17">Alternative</text:p>
          </table:table-cell>
        </table:table-row>
        <table:table-row>
          <table:table-cell table:style-name="Tableau2.A2" office:value-type="string">
            <text:p text:style-name="P3"><text:span text:style-name="T3">Search</text:span><text:span text:style-name="T2">Doc ::</text:span><text:span text:style-name="T3">setDebugMode()</text:span></text:p>
          </table:table-cell>
          <table:table-cell table:style-name="Tableau2.B2" office:value-type="string">
            <text:p text:style-name="P21">Plus nécessaire. Les informations de débuggage sont toujours disponibles sur appel de la méthode DocSearch ::getSearchInfo()</text:p>
          </table:table-cell>
        </table:table-row>
        <table:table-row>
          <table:table-cell table:style-name="Tableau2.A2" office:value-type="string">
            <text:p text:style-name="P3"><text:span text:style-name="T3">Search</text:span><text:span text:style-name="T2">Doc ::</text:span><text:span text:style-name="T3">getDebugInfo() </text:span></text:p>
          </table:table-cell>
          <table:table-cell table:style-name="Tableau2.B2" office:value-type="string">
            <text:p text:style-name="P21">Remplacé par DocSearch ::getSearchInfo()</text:p>
          </table:table-cell>
        </table:table-row>
        <table:table-row>
          <table:table-cell table:style-name="Tableau2.A2" office:value-type="string">
            <text:p text:style-name="P3"><text:span text:style-name="T3">Search</text:span><text:span text:style-name="T2">Doc ::</text:span><text:span text:style-name="T3">setValueReturn()</text:span></text:p>
          </table:table-cell>
          <table:table-cell table:style-name="Tableau2.B2" office:value-type="string">
            <text:p text:style-name="P21">Remplacé par DocSearch ::setObjectReturn(false)</text:p>
          </table:table-cell>
        </table:table-row>
      </table:table>
      <text:h text:style-name="P14" text:outline-level="3">Classe Doc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Méthode dépréciée</text:p>
          </table:table-cell>
          <table:table-cell table:style-name="Tableau1.B1" office:value-type="string">
            <text:p text:style-name="P18">Alternative</text:p>
          </table:table-cell>
        </table:table-row>
        <table:table-row>
          <table:table-cell table:style-name="Tableau1.A2" office:value-type="string">
            <text:p text:style-name="P6">Doc ::getWhatUserId()</text:p>
          </table:table-cell>
          <table:table-cell table:style-name="Tableau1.B2" office:value-type="string">
            <text:p text:style-name="P18">Remplacé par Doc::getSystemUserId()</text:p>
          </table:table-cell>
        </table:table-row>
        <table:table-row>
          <table:table-cell table:style-name="Tableau1.A2" office:value-type="string">
            <text:p text:style-name="P8">Doc::getTitle() pour les templates HTML</text:p>
          </table:table-cell>
          <table:table-cell table:style-name="Tableau1.B2" office:value-type="string">
            <text:p text:style-name="P22">Utilisation de Doc::getHTMLTitle(). Cas des titres avec des &lt; &gt; &amp;.</text:p>
          </table:table-cell>
        </table:table-row>
      </table:table>
      <text:h text:style-name="P14" text:outline-level="3">Class OooLayout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Méthode dépréciée</text:p>
          </table:table-cell>
          <table:table-cell table:style-name="Tableau3.B1" office:value-type="string">
            <text:p text:style-name="P19">Alternative</text:p>
          </table:table-cell>
        </table:table-row>
        <table:table-row>
          <table:table-cell table:style-name="Tableau3.A2" office:value-type="string">
            <text:p text:style-name="P5"><text:span text:style-name="T5">OooLayout</text:span><text:span text:style-name="T2"> ::</text:span><text:span text:style-name="T5">setBlockData</text:span><text:span text:style-name="T2">()</text:span></text:p>
          </table:table-cell>
          <table:table-cell table:style-name="Tableau3.B2" office:value-type="string">
            <text:p text:style-name="P23">Utilisation de la méthode OooLayout::setRepeatable() et OooLayout::setColumn()</text:p>
          </table:table-cell>
        </table:table-row>
      </table:table>
      <text:h text:style-name="P15" text:outline-level="3"><text:span text:style-name="T1">Class </text:span><text:span text:style-name="T8">Action</text:span>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"><text:span text:style-name="T8">Fonction</text:span><text:span text:style-name="T2"> dépréciée</text:span></text:p>
          </table:table-cell>
          <table:table-cell table:style-name="Tableau5.B1" office:value-type="string">
            <text:p text:style-name="P20">Alternative</text:p>
          </table:table-cell>
        </table:table-row>
        <table:table-row>
          <table:table-cell table:style-name="Tableau5.A2" office:value-type="string">
            <text:p text:style-name="P9">getHttpVars()</text:p>
          </table:table-cell>
          <table:table-cell table:style-name="Tableau5.B2" office:value-type="string">
            <text:p text:style-name="P24">Remplacé par Action::getArgument() dans le cas des actions lors de récupération des valeurs des arguments.</text:p>
          </table:table-cell>
        </table:table-row>
      </table:table>
      <text:h text:style-name="P14" text:outline-level="3">Famille IUSER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9">Méthode dépréciée</text:p>
          </table:table-cell>
          <table:table-cell table:style-name="Tableau4.B1" office:value-type="string">
            <text:p text:style-name="P19">Alternative</text:p>
          </table:table-cell>
        </table:table-row>
        <table:table-row>
          <table:table-cell table:style-name="Tableau4.A2" office:value-type="string">
            <text:p text:style-name="P5"><text:span text:style-name="T2">_</text:span><text:span text:style-name="T5">IUSER::getOtherGroup()</text:span></text:p>
          </table:table-cell>
          <table:table-cell table:style-name="Tableau4.B2" office:value-type="string">
            <text:p text:style-name="P23">Remplacé par _IUSER ::getUserGroups()</text:p>
          </table:table-cell>
        </table:table-row>
        <table:table-row>
          <table:table-cell table:style-name="Tableau4.A2" office:value-type="string">
            <text:p text:style-name="P5"><text:span text:style-name="T6">IUSER::getValue("us_</text:span><text:span text:style-name="T6">idgroup")</text:span></text:p>
          </table:table-cell>
          <table:table-cell table:style-name="Tableau4.B2" office:value-type="string">
            <text:p text:style-name="P23">Remplacé par _IUSER ::getUserGroups()</text:p>
          </table:table-cell>
        </table:table-row>
      </table:table>
      <text:h text:style-name="P16" text:outline-level="3"><text:soft-page-break/>Cycle de vie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"><text:span text:style-name="T8">Usage</text:span><text:span text:style-name="T2"> déprécié</text:span></text:p>
          </table:table-cell>
          <table:table-cell table:style-name="Tableau6.B1" office:value-type="string">
            <text:p text:style-name="P20">Alternative</text:p>
          </table:table-cell>
        </table:table-row>
        <table:table-row>
          <table:table-cell table:style-name="Tableau6.A2" office:value-type="string">
            <text:p text:style-name="P9">Utilisation des define pour définir des noms d'états ou de transitions</text:p>
          </table:table-cell>
          <table:table-cell table:style-name="Tableau6.B2" office:value-type="string">
            <text:p text:style-name="P24">Utilisation des constantes de classe</text:p>
          </table:table-cell>
        </table:table-row>
        <table:table-row>
          <table:table-cell table:style-name="Tableau6.A2" office:value-type="string">
            <text:p text:style-name="P10">WDOC::getAction()</text:p>
          </table:table-cell>
          <table:table-cell table:style-name="Tableau6.B2" office:value-type="string">
            <text:p text:style-name="P2"><text:span text:style-name="T9">Remplacé par </text:span><text:span text:style-name="T7">WDOC::getActivity()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1" style:font-size-asian="12pt" style:font-weight-asian="bold" style:font-name-complex="Bitstream Vera Sans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0-05-28T09:32:38</meta:creation-date>
    <dc:date>2011-01-19T15:39:20</dc:date>
    <dc:creator>Eric Brison</dc:creator>
    <meta:editing-duration>PT01H00M34S</meta:editing-duration>
    <meta:editing-cycles>18</meta:editing-cycles>
    <meta:generator>OpenOffice.org/3.2$Linux OpenOffice.org_project/320m19$Build-9505</meta:generator>
    <meta:document-statistic meta:table-count="6" meta:image-count="0" meta:object-count="0" meta:page-count="2" meta:paragraph-count="43" meta:word-count="163" meta:character-count="1374"/>
  </office:meta>
</office:document-meta>
</file>